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6b2cd" officeooo:paragraph-rsid="0056b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e dockera c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0T15:36:13.170401831</dc:date>
    <meta:editing-duration>P1DT2H28M1S</meta:editing-duration>
    <meta:editing-cycles>49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